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lementAttributes.setIsSpool( boolean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ttributes.addElementEventHandlers( ArrayList eventHandl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lementAttributes.cop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ElementAttributes.addElementEventHandler( IElementEventHandler event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lementAttributes.setLastAccessTimeN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ttributes.clone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ElementAttributes.setIsEternal( boolean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ttributes.getIsEter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ttributes.setVersion( lo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ttributes.setIsLateral( boolean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ttributes.Elemen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lementAttributes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ttributes.getCreate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ttributes.ElementAttributes( ElementAttributes 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lementAttributes.getIsSpo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ttributes.setIdleTime( long id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ttributes.getIdle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ttributes.setIsRemote( boolean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ttributes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lementAttributes.setMaxLifeSeconds( long m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ttributes.getMaxLifeSeco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ttributes.getTimeToLiveSeco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lementAttributes.getElementEventHandl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ttributes.getLastAccess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ttributes.getIsRemo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ttributes.getIsLater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ttributes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ttributes.setSize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ttributes.setCreate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